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fo:text-align="center"/>
    </style:style>
    <style:style style:name="P2" style:parent-style-name="Lijstalinea" style:family="paragraph"/>
    <style:style style:name="P3" style:parent-style-name="Lijstalinea" style:family="paragraph"/>
    <style:style style:name="P4" style:parent-style-name="Lijstalinea" style:family="paragraph"/>
    <style:style style:name="P5" style:parent-style-name="Lijstalinea" style:family="paragraph"/>
    <style:style style:name="P6" style:parent-style-name="Lijstalinea" style:family="paragraph"/>
    <style:style style:name="P7" style:parent-style-name="Lijstalinea" style:family="paragraph"/>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style style:name="P12" style:parent-style-name="Standaard" style:family="paragraph">
      <style:paragraph-properties fo:margin-left="0.25in">
        <style:tab-stops/>
      </style:paragraph-properties>
    </style:style>
    <style:style style:name="P13" style:parent-style-name="Lijstalinea" style:family="paragraph"/>
    <style:style style:name="P14" style:parent-style-name="Lijstalinea" style:family="paragraph"/>
    <style:style style:name="P15" style:parent-style-name="Lijstalinea" style:family="paragraph"/>
    <style:style style:name="P16" style:parent-style-name="Lijstalinea" style:family="paragraph"/>
    <style:style style:name="P17" style:parent-style-name="Lijstalinea" style:family="paragraph"/>
    <style:style style:name="P18" style:parent-style-name="Lijstalinea" style:family="paragraph"/>
    <style:style style:name="P19" style:parent-style-name="Lijstalinea" style:family="paragraph"/>
    <style:style style:name="P20" style:parent-style-name="Lijstalinea" style:family="paragraph"/>
    <style:style style:name="P21" style:parent-style-name="Lijstalinea" style:family="paragraph"/>
    <style:style style:name="P22" style:parent-style-name="Lijstalinea" style:family="paragraph"/>
    <style:style style:name="P23" style:parent-style-name="Lijstalinea" style:family="paragraph"/>
    <style:style style:name="P24" style:parent-style-name="Lijstalinea" style:family="paragraph"/>
    <style:style style:name="P25" style:parent-style-name="Lijstalinea" style:family="paragraph"/>
    <style:style style:name="P26" style:parent-style-name="Lijstalinea" style:family="paragraph"/>
    <style:style style:name="P27" style:parent-style-name="Lijstalinea" style:family="paragraph"/>
    <style:style style:name="P28" style:parent-style-name="Lijstalinea" style:family="paragraph"/>
    <style:style style:name="P29" style:parent-style-name="Lijstalinea" style:family="paragraph"/>
    <style:style style:name="P30" style:parent-style-name="Lijstalinea" style:family="paragraph"/>
    <style:style style:name="P31" style:parent-style-name="Lijstalinea" style:family="paragraph"/>
    <style:style style:name="P32" style:parent-style-name="Lijstalinea" style:family="paragraph"/>
    <style:style style:name="P33" style:parent-style-name="Lijstalinea" style:family="paragraph"/>
  </office:automatic-styles>
  <office:body>
    <office:text text:use-soft-page-breaks="true">
      <text:p text:style-name="P1">Usertest Easter egg opdracht</text:p>
      <text:h text:style-name="Kop1" text:outline-level="1"/>
      <text:h text:style-name="Kop1" text:outline-level="1">Opdrachtgever: Fontys<text:s/></text:h>
      <text:h text:style-name="Kop1" text:outline-level="1">Opdracht:</text:h>
      <text:p text:style-name="Standaard">van de opdracht gever fontys hebben we als groep de taak gekregen om easter eggs te bedenken die toegevoed kunnen worden aan de fontys website. Hierin hebben we de vrijheid gekregen om zelf het onderwerp en de implementatie te verzinnen. Voor deze opdracht hebben we 3 weken gekregen om een idee te verzinnen en een visueel prototype te creeeren.<text:s/></text:p>
      <text:p text:style-name="Standaard">Om onze easter eggs te testen bij de doelgroep hebben we een …. Opgesteld met de doelgroep Havo 4.</text:p>
      <text:h text:style-name="Kop1" text:outline-level="1">Het onderzoek:</text:h>
      <text:h text:style-name="Kop1" text:outline-level="1">Hoofdvragen</text:h>
      <text:p text:style-name="Standaard">Tot in welke maten reageren de test groep positief/ enthousiast op de easter eggs?</text:p>
      <text:p text:style-name="Standaard">Tot in welke maten zijn de easter eggs te vinden door de <text:s/>test groep?</text:p>
      <text:p text:style-name="Standaard"/>
      <text:h text:style-name="Kop1" text:outline-level="1">Requirements</text:h>
      <text:list text:style-name="LFO1" text:continue-numbering="true">
        <text:list-item>
          <text:p text:style-name="P2">Vragenlijst</text:p>
        </text:list-item>
        <text:list-item>
          <text:p text:style-name="P3">Rank lijst</text:p>
        </text:list-item>
        <text:list-item>
          <text:p text:style-name="P4">Laptop</text:p>
        </text:list-item>
        <text:list-item>
          <text:p text:style-name="P5">De test easter egg website</text:p>
        </text:list-item>
        <text:list-item>
          <text:p text:style-name="P6">Een deelnemer</text:p>
        </text:list-item>
        <text:list-item>
          <text:p text:style-name="P7">Obs(voor scherm opname)</text:p>
        </text:list-item>
        <text:list-item>
          <text:p text:style-name="P8">Kladblok</text:p>
        </text:list-item>
        <text:list-item>
          <text:p text:style-name="P9">Pennen</text:p>
        </text:list-item>
      </text:list>
      <text:p text:style-name="Standaard"/>
      <text:h text:style-name="Kop1" text:outline-level="1">Deelnemers</text:h>
      <text:h text:style-name="Kop2" text:outline-level="2">Deelnemer type 1</text:h>
      <text:list text:style-name="LFO1" text:continue-numbering="true">
        <text:list-item>
          <text:p text:style-name="P10">16 /17</text:p>
        </text:list-item>
        <text:list-item>
          <text:p text:style-name="P11">Al kennis van ict</text:p>
        </text:list-item>
      </text:list>
      <text:p text:style-name="P12"/>
      <text:h text:style-name="Kop2" text:outline-level="2">Deelnemer type 2</text:h>
      <text:list text:style-name="LFO1" text:continue-numbering="true">
        <text:list-item>
          <text:p text:style-name="P13">Rond 18 jaar oud</text:p>
        </text:list-item>
        <text:list-item>
          <text:p text:style-name="P14">Niet gerelateerd aan ict</text:p>
        </text:list-item>
        <text:list-item>
          <text:p text:style-name="P15">Minimaal 2 per onderzoeker</text:p>
        </text:list-item>
      </text:list>
      <text:soft-page-break/>
      <text:h text:style-name="Kop1" text:outline-level="1">Methode</text:h>
      <text:list text:style-name="LFO1" text:continue-numbering="true">
        <text:list-item>
          <text:p text:style-name="P16">Participant observation</text:p>
        </text:list-item>
        <text:list-item>
          <text:p text:style-name="P17">Interview</text:p>
        </text:list-item>
      </text:list>
      <text:h text:style-name="Kop1" text:outline-level="1">Opzet</text:h>
      <text:p text:style-name="Standaard"/>
      <text:h text:style-name="Kop2" text:outline-level="2">Introductie</text:h>
      <text:p text:style-name="Standaard">Voorstellen en uitleggen wat het doel van het onderzoek is</text:p>
      <text:p text:style-name="Standaard"/>
      <text:h text:style-name="Kop2" text:outline-level="2">Vragen vooraf</text:h>
      <text:p text:style-name="Standaard">Weet je wat een easteregg is?</text:p>
      <text:p text:style-name="Standaard">Ben je al ooit online een easter egg tegengekomen?</text:p>
      <text:p text:style-name="Standaard">Zo ja wat vond je ervan?</text:p>
      <text:p text:style-name="Standaard">Is er een easteregg die je nog herinnerd?<text:s/></text:p>
      <text:p text:style-name="Standaard">Wat zorgt ervoor dat je gaat zoeken naar een easter egg?</text:p>
      <text:p text:style-name="Standaard"/>
      <text:h text:style-name="Kop2" text:outline-level="2">Metingen</text:h>
      <text:p text:style-name="Standaard">Tijdens het zoeken naar de 4 easter eggs.</text:p>
      <text:list text:style-name="LFO1" text:continue-numbering="true">
        <text:list-item>
          <text:p text:style-name="P18">De reactie per gevonden easter egg?</text:p>
        </text:list-item>
        <text:list-item>
          <text:p text:style-name="P19">Het level van vindbaarheid per easter egg?</text:p>
        </text:list-item>
        <text:list-item>
          <text:p text:style-name="P20">Welke easter egg het makkelijkst te vinden is?</text:p>
        </text:list-item>
        <text:list-item>
          <text:p text:style-name="P21">De hoeveelheid clicks die nodig zijn om de easter eggs te vinden?</text:p>
        </text:list-item>
        <text:list-item>
          <text:p text:style-name="P22">Waar wordt vaak op geklikt wordt tijdens het vinden van de easter eggs?</text:p>
        </text:list-item>
      </text:list>
      <text:p text:style-name="Standaard"/>
      <text:h text:style-name="Kop2" text:outline-level="2">Vragen na meting</text:h>
      <text:p text:style-name="Standaard">Zou je een rangschikking willen maken van de easter eggs van leukste naar minst leuken waar 1 de beste is en 4 de slechtste?</text:p>
      <text:p text:style-name="Standaard">Zou je deze ook willen toelichten&gt;</text:p>
      <text:p text:style-name="Standaard">Waren er easter eggs die te moeilijk waren om te vinden?</text:p>
      <text:p text:style-name="Standaard">Zo ja hoe kunnen we deze volgens jou makkelijker maken om te vinden?</text:p>
      <text:p text:style-name="Standaard">Waren er easter eggs die te makkelijk waren om te vinden?</text:p>
      <text:p text:style-name="Standaard">Zo ja hoe zouden we deze iets beter kunnen verstoppen?</text:p>
      <text:p text:style-name="Standaard"/>
      <text:h text:style-name="Kop2" text:outline-level="2">Einde onderzoek</text:h>
      <text:p text:style-name="Standaard"/>
      <text:soft-page-break/>
      <text:h text:style-name="Kop2" text:outline-level="2">Vragen vooraf</text:h>
      <text:p text:style-name="Standaard">Elk van de onderzochte deelnemers had een begrip van wat een easter egg was en hadden al wel eens of vaker in recent geheugen een Easter egg gevonden</text:p>
      <text:p text:style-name="Standaard"/>
      <text:h text:style-name="Kop2" text:outline-level="2">Metingen</text:h>
      <text:p text:style-name="Standaard">Alle 6 de deelnemers hebben alle 4 de easter eggs kunnen vinden. De gemiddelde tijd hiervoor was rond de 2:30 minuten. Bij onze eerste 4 deelnemers werd de krasbare banner als eerste gevonden.</text:p>
      <text:p text:style-name="Standaard">Bij de laatste 2 was deze een va de laatste die gevonden is.</text:p>
      <text:p text:style-name="Standaard">De gemiddelde volgorde van vinden is:</text:p>
      <text:list text:style-name="LFO2" text:continue-numbering="true">
        <text:list-item>
          <text:p text:style-name="P23">Krasbanner</text:p>
        </text:list-item>
        <text:list-item>
          <text:p text:style-name="P24">Oude fontys site</text:p>
        </text:list-item>
        <text:list-item>
          <text:p text:style-name="P25">Doordraaiende pijl</text:p>
        </text:list-item>
        <text:list-item>
          <text:p text:style-name="P26">vergrootglas</text:p>
        </text:list-item>
      </text:list>
      <text:p text:style-name="Standaard">De reactie per gevonden Easter egg was gemixt de terug in de tijd pagina en het krassen viel bij vrijwel elke gebruiker in de smaak. Het doordraaiende pijltje was al wat meer gemixt. En het vergrootglas viel bij een groot deel van de users tegen.</text:p>
      <text:p text:style-name="Standaard">De meest positieve reactie naar minst positieve</text:p>
      <text:list text:style-name="LFO3" text:continue-numbering="true">
        <text:list-item>
          <text:p text:style-name="P27">Krasbanner</text:p>
        </text:list-item>
        <text:list-item>
          <text:p text:style-name="P28">Oude fontys site</text:p>
        </text:list-item>
        <text:list-item>
          <text:p text:style-name="P29">Doordraaiende pijl</text:p>
        </text:list-item>
        <text:list-item>
          <text:p text:style-name="P30">Vergrootglas</text:p>
        </text:list-item>
      </text:list>
      <text:p text:style-name="Standaard">Op de vragen achteraf was minder reactie van de gebruikers. Op de vragen was weinig antwoord en heel kortaf. Een van de weinige reacties die ik op mijn vragen had gekregen was dat 1 van de users redelijk tevreden was over de moeilijkheid van de Easter eggs.</text:p>
      <text:p text:style-name="Standaard"/>
      <text:p text:style-name="Standaard">Bij het meten waren we ook van plan om te meten hoe vaak ze klikte en waarop. Hiervoor hebben we een schermopname gemaakt tijdens de usertest. Helaas is hieruit gebleken dat omdat de users de voorkennis hadden gekregen dat ze op zoek zouden moeten gaan naar easter eggs. Dit had als gevolg dat op elk ding van de website werd geklikt zonder meetbare reden. Ook werd er per gebruiker meer als 100 keer geklikt <text:s/>waardoor er weinig tot geen nuttige informatie uit gehaald kan worden.</text:p>
      <text:p text:style-name="Standaard"/>
      <text:h text:style-name="Kop1" text:outline-level="1">Wat heb ik geleerd?</text:h>
      <text:list text:style-name="LFO1" text:continue-numbering="true">
        <text:list-item>
          <text:p text:style-name="P31">Hoe ik de easter eggs kan verbeteren door het gebruiken van usertest en feedback</text:p>
        </text:list-item>
        <text:list-item>
          <text:p text:style-name="P32">Ervaring hoe je een onderzoek in elkaar ze en uitvoert<text:s/></text:p>
        </text:list-item>
        <text:list-item>
          <text:p text:style-name="P33">Hoe je feedback verwerkt na een usertest</text:p>
        </text:list-item>
      </text:list>
      <text:h text:style-name="Kop1" text:outline-level="1">Conclusie:</text:h>
      <text:p text:style-name="Standaard">Uit de resultaten van de user test lijkt dat de meer visuele easter eggs meer in de smaak vallen dan de wat kleiner minder impactvolle easter eggs. Naar mijn idee kan dit komen omdat deze kleinere easter eggs moeilijker te vinden zijn de verwachting voor iets cools of interessants groter is. En als<text:s/><text:soft-page-break/>deze verwachting niet gematcht kan worden kan dit als underwhelming of telleurstellend gezien worden. Dit kan ook zijn waarom de grotere easter eggs positiever reacties kregen van de test groe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fo:line-height="105%"/>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fo:line-height="105%"/>
      <style:text-properties style:font-name="Calibri Light" style:font-name-asian="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fo:line-height="105%"/>
      <style:text-properties style:font-name="Calibri Light" style:font-name-asian="Times New Roman" fo:color="#1F3763"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style:style>
    <style:style style:name="Lijstalinea" style:display-name="Lijstalinea" style:family="paragraph" style:parent-style-name="Standaard">
      <style:paragraph-properties style:contextual-spacing="true" fo:line-height="105%"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utman,Ryan R.S.</meta:initial-creator>
    <dc:creator>Putman,Ryan R.S.</dc:creator>
    <meta:creation-date>2023-01-09T08:28:00Z</meta:creation-date>
    <dc:date>2023-01-09T09:30:00Z</dc:date>
    <meta:print-date>2023-01-09T08:28:00Z</meta:print-date>
    <meta:template xlink:href="Normal" xlink:type="simple"/>
    <meta:editing-cycles>3</meta:editing-cycles>
    <meta:editing-duration>PT360S</meta:editing-duration>
    <meta:document-statistic meta:page-count="4" meta:paragraph-count="8" meta:word-count="672" meta:character-count="4366" meta:row-count="30" meta:non-whitespace-character-count="3702"/>
  </office:meta>
</office:document-meta>
</file>